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E88C96D78EB2EB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56109"/>
    </style:style>
    <style:style style:name="P3" style:family="paragraph" style:parent-style-name="Standard">
      <style:text-properties officeooo:paragraph-rsid="0017edb7"/>
    </style:style>
    <style:style style:name="T1" style:family="text">
      <style:text-properties officeooo:rsid="001206dd"/>
    </style:style>
    <style:style style:name="T2" style:family="text">
      <style:text-properties officeooo:rsid="00134306"/>
    </style:style>
    <style:style style:name="T3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618in, 1.0909in, 0.861in, 3.18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055in, 1.4547in, 1.1535in, 3.184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/text:p>
      <text:p text:style-name="P1"/>
      <text:p text:style-name="P1"/>
      <text:p text:style-name="P1"/>
      <text:p text:style-name="P1"/>
      <text:p text:style-name="P1"><draw:frame draw:style-name="fr2" draw:name="Image1" text:anchor-type="char" svg:x="0.9252in" svg:y="0.0398in" svg:width="5.3701in" svg:height="2.6398in" draw:z-index="0"><draw:image xlink:href="Pictures/100002010000078000000438E88C96D78EB2EB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9898in" svg:y="1.4016in" svg:width="5.4453in" svg:height="2.8799in" draw:z-index="1"><draw:image xlink:href="Pictures/100002010000078000000438E88C96D78EB2EB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37:37.676000000</dc:date>
    <meta:editing-duration>PT1H1M34S</meta:editing-duration>
    <meta:editing-cycles>15</meta:editing-cycles>
    <meta:generator>LibreOffice/7.1.8.1$Windows_X86_64 LibreOffice_project/e1f30c802c3269a1d052614453f260e49458c82c</meta:generator>
    <meta:document-statistic meta:table-count="0" meta:image-count="2" meta:object-count="0" meta:page-count="1" meta:paragraph-count="1" meta:word-count="0" meta:character-count="1" meta:non-whitespace-character-count="0"/>
  </office:meta>
</office:document-meta>
</file>